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672e" officeooo:paragraph-rsid="001567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ham RIVOIRARD</text:p>
      <text:p text:style-name="P1"/>
      <text:p text:style-name="P1"/>
      <text:p text:style-name="P1">J’ai mis en place un Github partagé pour pouvoir partager le code et l’éditer à plusieurs sur plusieurs branches pour éviter des problèmes de fusion.</text:p>
      <text:p text:style-name="P1"/>
      <text:p text:style-name="P1">Nous avons mis en place un groupe discord pour partager rapidement les avancés.</text:p>
      <text:p text:style-name="P1"/>
      <text:p text:style-name="P1">Nous avons ensuite trouvé le concept de la page et défini les tâches de chacun.</text:p>
      <text:p text:style-name="P1"/>
      <text:p text:style-name="P1">Un brouillon du « look » visuel sur papier a été créer.</text:p>
      <text:p text:style-name="P1"/>
      <text:p text:style-name="P1">Je me suis renseigné sur la manière de créer un jeu sur une page web. J’ai découvert la librairie Phaser. J’ai essayé de l’appréhender mais ai eu du mal à l’installer sur l’ordinateur fourni par la région.</text:p>
      <text:p text:style-name="P1"/>
      <text:p text:style-name="P1">Je me suis rabattu sur Python avec la librairie Pygam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09:53:04.959000000</meta:creation-date>
    <dc:date>2023-06-02T10:04:43.391000000</dc:date>
    <meta:editing-duration>PT11M39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7" meta:word-count="114" meta:character-count="637" meta:non-whitespace-character-count="530"/>
  </office:meta>
</office:document-meta>
</file>